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Roman No9 L" svg:font-family="'Nimbus Roman No9 L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 fo:background-color="#ffffcc">
        <style:background-image/>
      </style:table-properties>
    </style:style>
    <style:style style:name="Tableau1.A" style:family="table-column">
      <style:table-column-properties style:column-width="6.8cm"/>
    </style:style>
    <style:style style:name="Tableau1.B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A1" style:family="table-cell">
      <style:table-cell-properties style:vertical-align="middle" style:border-line-width-left="0.002cm 0.088cm 0.002cm" style:border-line-width-top="0.002cm 0.088cm 0.002cm" style:border-line-width-bottom="0.002cm 0.088cm 0.002cm" fo:padding="0.079cm" fo:border-left="0.092cm double #808080" fo:border-right="none" fo:border-top="0.092cm double #808080" fo:border-bottom="0.092cm double #808080"/>
    </style:style>
    <style:style style:name="Tableau1.D1" style:family="table-cell">
      <style:table-cell-properties style:vertical-align="middle" style:border-line-width="0.002cm 0.088cm 0.002cm" fo:padding="0.079cm" fo:border="0.092cm double #808080"/>
    </style:style>
    <style:style style:name="Tableau1.A2" style:family="table-cell">
      <style:table-cell-properties style:vertical-align="middle" style:border-line-width-left="0.002cm 0.088cm 0.002cm" style:border-line-width-bottom="0.002cm 0.088cm 0.002cm" fo:padding="0.079cm" fo:border-left="0.092cm double #808080" fo:border-right="none" fo:border-top="none" fo:border-bottom="0.092cm double #808080"/>
    </style:style>
    <style:style style:name="Tableau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79cm" fo:border-left="0.092cm double #808080" fo:border-right="0.092cm double #808080" fo:border-top="none" fo:border-bottom="0.092cm double #808080"/>
    </style:style>
    <style:style style:name="Tableau1.A7" style:family="table-cell">
      <style:table-cell-properties style:vertical-align="middle" fo:background-color="transparent" style:border-line-width-left="0.002cm 0.088cm 0.002cm" style:border-line-width-bottom="0.002cm 0.088cm 0.002cm" fo:padding="0.079cm" fo:border-left="0.092cm double #808080" fo:border-right="none" fo:border-top="none" fo:border-bottom="0.092cm double #808080">
        <style:background-image/>
      </style:table-cell-properties>
    </style:style>
    <style:style style:name="Tableau2" style:family="table">
      <style:table-properties style:width="5.292cm" table:align="left"/>
    </style:style>
    <style:style style:name="Tableau2.A" style:family="table-column">
      <style:table-column-properties style:column-width="3.725cm"/>
    </style:style>
    <style:style style:name="Tableau2.B" style:family="table-column">
      <style:table-column-properties style:column-width="0.781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3">
      <style:paragraph-properties fo:text-align="start" style:justify-single-word="false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1">
      <style:paragraph-properties fo:margin-top="0cm" fo:margin-bottom="0cm"/>
    </style:style>
    <style:style style:name="P18" style:family="paragraph" style:parent-style-name="Text_20_body" style:list-style-name="L2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 style:list-style-name="L4">
      <style:paragraph-properties fo:margin-top="0cm" fo:margin-bottom="0cm"/>
    </style:style>
    <style:style style:name="P21" style:family="paragraph" style:parent-style-name="Text_20_body" style:list-style-name="L4">
      <style:paragraph-properties fo:margin-top="0cm" fo:margin-bottom="0cm"/>
    </style:style>
    <style:style style:name="P22" style:family="paragraph" style:parent-style-name="Text_20_body" style:list-style-name="L4">
      <style:paragraph-properties fo:margin-top="0cm" fo:margin-bottom="0cm"/>
    </style:style>
    <style:style style:name="P23" style:family="paragraph" style:parent-style-name="Text_20_body" style:list-style-name="L4">
      <style:paragraph-properties fo:margin-top="0cm" fo:margin-bottom="0cm"/>
    </style:style>
    <style:style style:name="P24" style:family="paragraph" style:parent-style-name="Text_20_body" style:list-style-name="L5">
      <style:paragraph-properties fo:margin-top="0cm" fo:margin-bottom="0cm"/>
    </style:style>
    <style:style style:name="P25" style:family="paragraph" style:parent-style-name="Text_20_body" style:list-style-name="L6">
      <style:paragraph-properties fo:margin-top="0cm" fo:margin-bottom="0cm"/>
    </style:style>
    <style:style style:name="P26" style:family="paragraph" style:parent-style-name="Text_20_body" style:list-style-name="L6">
      <style:paragraph-properties fo:margin-top="0cm" fo:margin-bottom="0cm"/>
    </style:style>
    <style:style style:name="P27" style:family="paragraph" style:parent-style-name="Text_20_body" style:list-style-name="L7">
      <style:paragraph-properties fo:margin-top="0cm" fo:margin-bottom="0cm"/>
    </style:style>
    <style:style style:name="P28" style:family="paragraph" style:parent-style-name="Text_20_body" style:list-style-name="L7">
      <style:paragraph-properties fo:margin-top="0cm" fo:margin-bottom="0cm"/>
    </style:style>
    <style:style style:name="P29" style:family="paragraph" style:parent-style-name="Text_20_body" style:list-style-name="L8">
      <style:paragraph-properties fo:margin-top="0cm" fo:margin-bottom="0cm"/>
    </style:style>
    <style:style style:name="P30" style:family="paragraph" style:parent-style-name="Text_20_body" style:list-style-name="L10">
      <style:paragraph-properties fo:margin-top="0cm" fo:margin-bottom="0cm"/>
    </style:style>
    <style:style style:name="P31" style:family="paragraph" style:parent-style-name="Text_20_body" style:list-style-name="L10">
      <style:paragraph-properties fo:margin-top="0cm" fo:margin-bottom="0cm"/>
    </style:style>
    <style:style style:name="P32" style:family="paragraph" style:parent-style-name="Text_20_body" style:list-style-name="L11">
      <style:paragraph-properties fo:margin-top="0cm" fo:margin-bottom="0cm"/>
    </style:style>
    <style:style style:name="P33" style:family="paragraph" style:parent-style-name="Text_20_body" style:list-style-name="L12">
      <style:paragraph-properties fo:margin-top="0cm" fo:margin-bottom="0cm"/>
    </style:style>
    <style:style style:name="P34" style:family="paragraph" style:parent-style-name="Text_20_body" style:list-style-name="L13">
      <style:paragraph-properties fo:margin-top="0cm" fo:margin-bottom="0cm"/>
    </style:style>
    <style:style style:name="P35" style:family="paragraph" style:parent-style-name="Text_20_body" style:list-style-name="L13">
      <style:paragraph-properties fo:margin-top="0cm" fo:margin-bottom="0cm"/>
    </style:style>
    <style:style style:name="P36" style:family="paragraph" style:parent-style-name="Text_20_body" style:list-style-name="L13">
      <style:paragraph-properties fo:margin-top="0cm" fo:margin-bottom="0cm"/>
    </style:style>
    <style:style style:name="P37" style:family="paragraph" style:parent-style-name="Text_20_body" style:list-style-name="L13">
      <style:paragraph-properties fo:margin-top="0cm" fo:margin-bottom="0cm"/>
    </style:style>
    <style:style style:name="P38" style:family="paragraph" style:parent-style-name="Text_20_body" style:list-style-name="L14">
      <style:paragraph-properties fo:margin-top="0cm" fo:margin-bottom="0cm"/>
    </style:style>
    <style:style style:name="P39" style:family="paragraph" style:parent-style-name="Text_20_body">
      <style:paragraph-properties fo:margin-left="1.058cm" fo:margin-right="0cm" fo:text-indent="0cm" style:auto-text-indent="false"/>
    </style:style>
    <style:style style:name="P40" style:family="paragraph" style:parent-style-name="Text_20_body">
      <style:paragraph-properties fo:text-align="start" style:justify-single-word="false" fo:padding="0.049cm" fo:border="0.018cm solid #000000" style:shadow="non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radio form:name="bt" form:control-implementation="ooo:com.sun.star.form.component.RadioButton" form:id="control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radio form:name="bt" form:control-implementation="ooo:com.sun.star.form.component.RadioButton" form:id="control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radio form:name="bt" form:control-implementation="ooo:com.sun.star.form.component.RadioButton" form:id="control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1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t" form:control-implementation="ooo:com.sun.star.form.component.RadioButton" form:id="control1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radio form:name="radiobutton" form:control-implementation="ooo:com.sun.star.form.component.RadioButton" form:id="control12" form:value="radiobutt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button" form:control-implementation="ooo:com.sun.star.form.component.RadioButton" form:id="control13" form:value="radiobutt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name="form2" form:apply-filter="true" form:method="post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radio form:name="radiobutton" form:control-implementation="ooo:com.sun.star.form.component.RadioButton" form:id="control14" form:value="radiobutt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button" form:control-implementation="ooo:com.sun.star.form.component.RadioButton" form:id="control15" form:value="radiobutt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name="form1" form:apply-filter="true" form:method="post" form:control-implementation="ooo:com.sun.star.form.component.Form" office:target-frame="" xlink:href="http://print2.php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1" form:control-implementation="ooo:com.sun.star.form.component.CheckBox" form:id="control16" form:value="O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" form:control-implementation="ooo:com.sun.star.form.component.CheckBox" form:id="control1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" form:control-implementation="ooo:com.sun.star.form.component.CheckBox" form:id="control1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" form:control-implementation="ooo:com.sun.star.form.component.CheckBox" form:id="control1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5" form:control-implementation="ooo:com.sun.star.form.component.CheckBox" form:id="control2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6" form:control-implementation="ooo:com.sun.star.form.component.CheckBox" form:id="control2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7" form:control-implementation="ooo:com.sun.star.form.component.CheckBox" form:id="control2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8" form:control-implementation="ooo:com.sun.star.form.component.CheckBox" form:id="control2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9" form:control-implementation="ooo:com.sun.star.form.component.CheckBox" form:id="control2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0" form:control-implementation="ooo:com.sun.star.form.component.CheckBox" form:id="control2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1" form:control-implementation="ooo:com.sun.star.form.component.CheckBox" form:id="control2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2" form:control-implementation="ooo:com.sun.star.form.component.CheckBox" form:id="control2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3" form:control-implementation="ooo:com.sun.star.form.component.CheckBox" form:id="control2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4" form:control-implementation="ooo:com.sun.star.form.component.CheckBox" form:id="control2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5" form:control-implementation="ooo:com.sun.star.form.component.CheckBox" form:id="control3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6" form:control-implementation="ooo:com.sun.star.form.component.CheckBox" form:id="control3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7" form:control-implementation="ooo:com.sun.star.form.component.CheckBox" form:id="control3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8" form:control-implementation="ooo:com.sun.star.form.component.CheckBox" form:id="control3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9" form:control-implementation="ooo:com.sun.star.form.component.CheckBox" form:id="control3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0" form:control-implementation="ooo:com.sun.star.form.component.CheckBox" form:id="control3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1" form:control-implementation="ooo:com.sun.star.form.component.CheckBox" form:id="control3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2" form:control-implementation="ooo:com.sun.star.form.component.CheckBox" form:id="control3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3" form:control-implementation="ooo:com.sun.star.form.component.CheckBox" form:id="control3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4" form:control-implementation="ooo:com.sun.star.form.component.CheckBox" form:id="control3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5" form:control-implementation="ooo:com.sun.star.form.component.CheckBox" form:id="control4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6" form:control-implementation="ooo:com.sun.star.form.component.CheckBox" form:id="control4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7" form:control-implementation="ooo:com.sun.star.form.component.CheckBox" form:id="control4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8" form:control-implementation="ooo:com.sun.star.form.component.CheckBox" form:id="control4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9" form:control-implementation="ooo:com.sun.star.form.component.CheckBox" form:id="control4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0" form:control-implementation="ooo:com.sun.star.form.component.CheckBox" form:id="control4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1" form:control-implementation="ooo:com.sun.star.form.component.CheckBox" form:id="control4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2" form:control-implementation="ooo:com.sun.star.form.component.CheckBox" form:id="control4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3" form:control-implementation="ooo:com.sun.star.form.component.CheckBox" form:id="control4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4" form:control-implementation="ooo:com.sun.star.form.component.CheckBox" form:id="control4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5" form:control-implementation="ooo:com.sun.star.form.component.CheckBox" form:id="control5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6" form:control-implementation="ooo:com.sun.star.form.component.CheckBox" form:id="control5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7" form:control-implementation="ooo:com.sun.star.form.component.CheckBox" form:id="control5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8" form:control-implementation="ooo:com.sun.star.form.component.CheckBox" form:id="control5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9" form:control-implementation="ooo:com.sun.star.form.component.CheckBox" form:id="control5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0" form:control-implementation="ooo:com.sun.star.form.component.CheckBox" form:id="control5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1" form:control-implementation="ooo:com.sun.star.form.component.CheckBox" form:id="control5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2" form:control-implementation="ooo:com.sun.star.form.component.CheckBox" form:id="control5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3" form:control-implementation="ooo:com.sun.star.form.component.CheckBox" form:id="control5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4" form:control-implementation="ooo:com.sun.star.form.component.CheckBox" form:id="control5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5" form:control-implementation="ooo:com.sun.star.form.component.CheckBox" form:id="control6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  <form:form form:name="form1" form:apply-filter="true" form:method="post" form:control-implementation="ooo:com.sun.star.form.component.Form" office:target-frame="" xlink:href="http://print.php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11" form:control-implementation="ooo:com.sun.star.form.component.CheckBox" form:id="control61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2" form:control-implementation="ooo:com.sun.star.form.component.CheckBox" form:id="control62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1" form:control-implementation="ooo:com.sun.star.form.component.CheckBox" form:id="control63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2" form:control-implementation="ooo:com.sun.star.form.component.CheckBox" form:id="control64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1" form:control-implementation="ooo:com.sun.star.form.component.CheckBox" form:id="control65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2" form:control-implementation="ooo:com.sun.star.form.component.CheckBox" form:id="control66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1" form:control-implementation="ooo:com.sun.star.form.component.CheckBox" form:id="control67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2" form:control-implementation="ooo:com.sun.star.form.component.CheckBox" form:id="control68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51" form:control-implementation="ooo:com.sun.star.form.component.CheckBox" form:id="control69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52" form:control-implementation="ooo:com.sun.star.form.component.CheckBox" form:id="control70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61" form:control-implementation="ooo:com.sun.star.form.component.CheckBox" form:id="control71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62" form:control-implementation="ooo:com.sun.star.form.component.CheckBox" form:id="control72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71" form:control-implementation="ooo:com.sun.star.form.component.CheckBox" form:id="control73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72" form:control-implementation="ooo:com.sun.star.form.component.CheckBox" form:id="control74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81" form:control-implementation="ooo:com.sun.star.form.component.CheckBox" form:id="control75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82" form:control-implementation="ooo:com.sun.star.form.component.CheckBox" form:id="control76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3" svg:x="11.19cm" svg:y="3.337cm" svg:width="7.639cm" svg:height="7.639cm" draw:z-index="87">
        <draw:image xlink:href="http://info.sio2.be/infobase/1/images/gamestation.gif" xlink:type="simple" xlink:show="embed" xlink:actuate="onLoad"/>
        <svg:desc>Station de jeu</svg:desc>
      </draw:frame>
      <draw:frame draw:style-name="fr1" draw:name="Image13" text:anchor-type="page" text:anchor-page-number="4" svg:x="14.452cm" svg:y="3.152cm" svg:width="4.313cm" svg:height="1.826cm" draw:z-index="88">
        <draw:image xlink:href="http://info.sio2.be/infobase/1/images/fleches.png" xlink:type="simple" xlink:show="embed" xlink:actuate="onLoad"/>
        <svg:desc>Flèches</svg:desc>
      </draw:frame>
      <text:h text:style-name="Heading_20_2" text:outline-level="2" text:is-list-header="true">Représentation de l'ordinateur </text:h>
      <text:p text:style-name="Text_20_body">On va te demander de réaliser une représentation schématique de l'ordinateur devant lequel tu te trouves actuellement. Pour cela, tu vas examiner attentivement le matériel avant de dessiner. </text:p>
      <text:p text:style-name="Text_20_body">Tu peux, si c'est nécessaire, te déplacer de ton siège pour voir toutes les faces de l'ordinateur. </text:p>
      <text:p text:style-name="Text_20_body">Examine éventuellement un ordinateur voisin du tien. </text:p>
      <text:h text:style-name="Heading_20_3" text:outline-level="3" text:is-list-header="true">Consignes </text:h>
      <text:h text:style-name="Heading_20_4" text:outline-level="4" text:is-list-header="true">Variante 1: dessin réalisé à la main </text:h>
      <text:list text:style-name="L1">
        <text:list-item>
          <text:p text:style-name="P16">Sur une page de ton cahier, dessine, sans trop de détails, un ordinateur avec <text:span text:style-name="Strong_20_Emphasis">tous les appareils</text:span> qui le composent. </text:p>
        </text:list-item>
        <text:list-item>
          <text:p text:style-name="P16">Indique <text:span text:style-name="Strong_20_Emphasis">les connexions</text:span> entre les différents appareils. </text:p>
        </text:list-item>
        <text:list-item>
          <text:p text:style-name="P1">Ajoute <text:span text:style-name="Strong_20_Emphasis">une légende</text:span> à ce schéma. </text:p>
        </text:list-item>
      </text:list>
      <text:h text:style-name="Heading_20_4" text:outline-level="4" text:is-list-header="true">Variante 2: dessin réalisé à l'aide du logiciel OpenOffice.org Draw </text:h>
      <text:p text:style-name="Text_20_body"><draw:frame draw:style-name="fr2" draw:name="Image1" text:anchor-type="paragraph" svg:x="6.699cm" svg:y="0.457cm" svg:width="10.213cm" svg:height="3.228cm" draw:z-index="85"><draw:image xlink:href="http://info.sio2.be/infobase/1/images/Ooo.png" xlink:type="simple" xlink:show="embed" xlink:actuate="onLoad"/><svg:desc>OpenOffice.org Draw</svg:desc></draw:frame>Si tu disposes du logiciel OpenOffice.org (logiciel libre et gratuit téléchargeable sur le site web <text:a xlink:type="simple" xlink:href="http://fr.openoffice.org/" office:target-frame-name="_blank" xlink:show="new">http://fr.openoffice.org</text:a> et que tu maîtrises le "copier/coller".</text:p>
      <text:list text:style-name="L2">
        <text:list-item>
          <text:p text:style-name="P18">Ouvre le logiciel OpenOffice.org Draw </text:p>
        </text:list-item>
        <text:list-item>
          <text:p text:style-name="P18">Par "copier/coller" envoie les images présentées ci-dessous vers la page de dessin. </text:p>
        </text:list-item>
        <text:list-item>
          <text:p text:style-name="P2">Ajoute <text:span text:style-name="Strong_20_Emphasis">des lignes droites</text:span> entre les différents éléments afin de représenter les connexions. </text:p>
        </text:list-item>
      </text:list>
      <text:p text:style-name="P3"><draw:frame draw:style-name="fr2" draw:name="Image2" text:anchor-type="paragraph" svg:x="13.954cm" svg:y="0.321cm" svg:width="2.937cm" svg:height="1.72cm" draw:z-index="86"><draw:image xlink:href="http://info.sio2.be/infobase/1/images/ligne.png" xlink:type="simple" xlink:show="embed" xlink:actuate="onLoad"/><svg:desc>Outil Lignes</svg:desc></draw:frame></text:p>
      <text:list text:style-name="L3">
        <text:list-item>
          <text:p text:style-name="P4">Enregistre régulièrement le dessin dans ton répertoire personnel sous le nom <text:span text:style-name="Strong_20_Emphasis">peripherique1.odg</text:span>. </text:p>
        </text:list-item>
      </text:list>
      <text:p text:style-name="Text_20_body">Il faudra probablement déplacer les images pour les disposer au mieux sur la page. </text:p>
      <text:p text:style-name="Text_20_body">Sur ton dessin, on trouvera au moins les <text:span text:style-name="Strong_20_Emphasis">cinq premiers éléments</text:span> de la série suivante: </text:p>
      <text:section text:style-name="Sect1" text:name="portraits">
        <text:list text:style-name="L4">
          <text:list-item>
            <text:p text:style-name="P20">la console <draw:frame draw:style-name="fr3" draw:name="Image3" text:anchor-type="as-char" svg:width="4.085cm" svg:height="5.147cm" draw:z-index="0"><draw:image xlink:href="http://info.sio2.be/infobase/1/images/pc.jpg" xlink:type="simple" xlink:show="embed" xlink:actuate="onLoad"/><svg:desc>Console</svg:desc></draw:frame> <text:s/>l'écran <draw:frame draw:style-name="fr3" draw:name="Image4" text:anchor-type="as-char" svg:width="4.658cm" svg:height="4.292cm" draw:z-index="82"><draw:image xlink:href="http://info.sio2.be/infobase/1/images/screen.jpg" xlink:type="simple" xlink:show="embed" xlink:actuate="onLoad"/><svg:desc>Écran</svg:desc></draw:frame> </text:p>
          </text:list-item>
          <text:list-item>
            <text:p text:style-name="P20"><text:soft-page-break/>le clavier <draw:frame draw:style-name="fr3" draw:name="Image5" text:anchor-type="as-char" svg:width="4.944cm" svg:height="3.283cm" draw:z-index="1"><draw:image xlink:href="http://info.sio2.be/infobase/1/images/keyboard.jpg" xlink:type="simple" xlink:show="embed" xlink:actuate="onLoad"/><svg:desc>Clavier</svg:desc></draw:frame> <text:s/>la souris <draw:frame draw:style-name="fr3" draw:name="Image6" text:anchor-type="as-char" svg:width="5.741cm" svg:height="3.916cm" draw:z-index="83"><draw:image xlink:href="http://info.sio2.be/infobase/1/images/mouse.jpg" xlink:type="simple" xlink:show="embed" xlink:actuate="onLoad"/><svg:desc>Souris</svg:desc></draw:frame>  </text:p>
          </text:list-item>
          <text:list-item>
            <text:p text:style-name="P20">l'imprimante <draw:frame draw:style-name="fr3" draw:name="Image7" text:anchor-type="as-char" svg:width="3.969cm" svg:height="3.969cm" draw:z-index="2"><draw:image xlink:href="http://info.sio2.be/infobase/1/images/printer.gif" xlink:type="simple" xlink:show="embed" xlink:actuate="onLoad"/><svg:desc>Imprimante</svg:desc></draw:frame>  les haut-parleurs<draw:frame draw:style-name="fr3" draw:name="Image8" text:anchor-type="as-char" svg:width="3.44cm" svg:height="3.572cm" draw:z-index="81"><draw:image xlink:href="http://info.sio2.be/infobase/1/images/speaker.jpg" xlink:type="simple" xlink:show="embed" xlink:actuate="onLoad"/><svg:desc>Haut-parleurs</svg:desc></draw:frame> </text:p>
          </text:list-item>
          <text:list-item>
            <text:p text:style-name="P20">le scanner <draw:frame draw:style-name="fr3" draw:name="Image9" text:anchor-type="as-char" svg:width="4.048cm" svg:height="2.99cm" draw:z-index="3"><draw:image xlink:href="http://info.sio2.be/infobase/1/images/scanner.gif" xlink:type="simple" xlink:show="embed" xlink:actuate="onLoad"/><svg:desc>scanner</svg:desc></draw:frame> <text:s/>le modem <draw:frame draw:style-name="fr3" draw:name="Image10" text:anchor-type="as-char" svg:width="4.763cm" svg:height="3.889cm" draw:z-index="84"><draw:image xlink:href="http://info.sio2.be/infobase/1/images/modem.jpg" xlink:type="simple" xlink:show="embed" xlink:actuate="onLoad"/><svg:desc>modem</svg:desc></draw:frame> </text:p>
          </text:list-item>
        </text:list>
      </text:section>
      <text:h text:style-name="Heading_20_2" text:outline-level="2" text:is-list-header="true">Etude de la console de jeux</text:h>
      <text:p text:style-name="Text_20_body"><draw:frame draw:style-name="fr4" draw:name="Image11" text:anchor-type="paragraph" svg:width="4.348cm" svg:height="4.992cm" draw:z-index="4"><draw:image xlink:href="http://info.sio2.be/infobase/1/images/console.jpg" xlink:type="simple" xlink:show="embed" xlink:actuate="onLoad"/><svg:desc>Consoles diverses</svg:desc></draw:frame>Une console de jeux est un ordinateur spécialisé dans le traitement des jeux. Elle contient exactement les mêmes types de composants qu'un ordinateur. </text:p>
      <text:list text:style-name="L5">
        <text:list-item>
          <text:p text:style-name="P24">Recherche l'ensemble des éléments qui composent une station de jeux, en plus de la console. </text:p>
        </text:list-item>
        <text:list-item>
          <text:p text:style-name="P5">Note tes idées. </text:p>
        </text:list-item>
      </text:list>
      <text:p text:style-name="Text_20_body">C'est quoi cette idée ? Ne m'avait-on pas dit qu'il s'agit d'un cours d'informatique sérieux ? </text:p>
      <text:p text:style-name="Text_20_body">Pas d'inquiétude: il s'agit d'un cours d'informatique "sérieux". Nous allons simplement montrer qu'une station de jeux ressemble très fort à un ordinateur. </text:p>
      <text:p text:style-name="Text_20_body">Cool ! Quand je joue, je fais de l'informatique? Je commence déjà à aimer ce cours, moi. </text:p>
      <text:p text:style-name="Text_20_body">L'ensemble constitué par la console de jeux et tous ses accessoires peut être schématisé comme sur le dessin ci-dessous. </text:p>
      <text:p text:style-name="Text_20_body">Vous me faites bien rire! Vous trouvez que ça a l'air d'une console de jeux, ce dessin? </text:p>
      <text:p text:style-name="Text_20_body">Disons qu'il s'agit d'une représentation symbolique et non d'une représentation fidèle, comme une photo. L'avantage est que nous voyons bien tous les éléments sans devoir les dessiner en détail. </text:p>
      <text:p text:style-name="Text_20_body">Chaque élément y est représenté selon <text:span text:style-name="Strong_20_Emphasis"><text:span text:style-name="T1">une forme simple</text:span></text:span>, plutôt que de dessiner une représentation fidèle. </text:p>
      <text:p text:style-name="Text_20_body"><text:span text:style-name="Strong_20_Emphasis"><text:span text:style-name="T1">Les flèches</text:span></text:span> indiquent dans quel sens circulent les informations entre les différents composants. </text:p>
      <text:p text:style-name="Text_20_body">La flèche entre la console et la télévision indique que la console envoie des images vers l'écran de télévision. </text:p>
      <text:p text:style-name="Text_20_body"><text:soft-page-break/>Que signifie, à ton avis, la flèche double entre la console et la manette vibrante ?<text:line-break/><draw:control text:anchor-type="as-char" draw:z-index="5" draw:style-name="gr1" draw:text-style-name="P42" svg:width="0.343cm" svg:height="0.343cm" draw:control="control1"/> Des informations circulent de la manette vers la console et inversement.<text:line-break/><draw:control text:anchor-type="as-char" draw:z-index="6" draw:style-name="gr1" draw:text-style-name="P42" svg:width="0.343cm" svg:height="0.343cm" draw:control="control2"/> Il s'agit d'une erreur dans le dessin.<text:line-break/><draw:control text:anchor-type="as-char" draw:z-index="7" draw:style-name="gr1" draw:text-style-name="P42" svg:width="0.343cm" svg:height="0.343cm" draw:control="control3"/> Aucune information ne circule entre la manette vibrante et la console.<text:line-break/><draw:control text:anchor-type="as-char" draw:z-index="8" draw:style-name="gr1" draw:text-style-name="P42" svg:width="0.343cm" svg:height="0.343cm" draw:control="control4"/> La distance entre la manette vibrante et la console doit être aussi faible que possible. </text:p>
      <text:p text:style-name="Text_20_body">Que signifie, à ton avis, la flèche entre le volant pour jeux automobiles et la console?<text:line-break/><draw:control text:anchor-type="as-char" draw:z-index="9" draw:style-name="gr1" draw:text-style-name="P42" svg:width="0.343cm" svg:height="0.343cm" draw:control="control5"/>Des informations provenant du volant sont envoyées vers la console.<text:line-break/><draw:control text:anchor-type="as-char" draw:z-index="10" draw:style-name="gr1" draw:text-style-name="P42" svg:width="0.343cm" svg:height="0.343cm" draw:control="control6"/>Des informations provenant de la console sont envoyées vers le volant.<text:line-break/><draw:control text:anchor-type="as-char" draw:z-index="11" draw:style-name="gr1" draw:text-style-name="P42" svg:width="0.343cm" svg:height="0.343cm" draw:control="control7"/>Un fil relie la console et le volant. </text:p>
      <text:p text:style-name="Text_20_body">Peux-tu interpréter la forme des autres flèches dans ce schéma ? Propose ta réponse oralement au professeur. </text:p>
      <text:p text:style-name="P15">Le " <text:span text:style-name="Strong_20_Emphasis">centre nerveux</text:span> " de la station de jeux est la <text:span text:style-name="Strong_20_Emphasis">console</text:span>, parce que tous les appareils annexes y sont connectés. </text:p>
      <text:h text:style-name="Heading_20_2" text:outline-level="2" text:is-list-header="true">Réaliser un schéma symbolique de l'ordinateur </text:h>
      <text:p text:style-name="Text_20_body">En utilisant le même principe de représentation symbolique, recommence le dessin de la <text:a xlink:type="simple" xlink:href="http://info.sio2.be/infobase/1/1.php">page 1</text:a>.</text:p>
      <text:h text:style-name="Heading_20_4" text:outline-level="4" text:is-list-header="true">Variante 1: dessin réalisé à la main </text:h>
      <text:list text:style-name="L6">
        <text:list-item>
          <text:p text:style-name="P25">Les câbles entres les différents appareils sont représentés par <text:span text:style-name="Strong_20_Emphasis"><text:span text:style-name="T1">des lignes droites</text:span></text:span>. </text:p>
        </text:list-item>
        <text:list-item>
          <text:p text:style-name="P25">Indique, avec <text:span text:style-name="Strong_20_Emphasis"><text:span text:style-name="T1">des flèches orientées</text:span></text:span>, le sens dans lequel circulent les informations. </text:p>
        </text:list-item>
        <text:list-item>
          <text:p text:style-name="P6">Indique le "<text:span text:style-name="Strong_20_Emphasis"><text:span text:style-name="T1">centre nerveux</text:span></text:span>" de l'ordinateur ? Comment le distingues-tu ? </text:p>
        </text:list-item>
      </text:list>
      <text:h text:style-name="Heading_20_4" text:outline-level="4" text:is-list-header="true">Variante 2: dessin réalisé à l'aide du logiciel OpenOffice.org Draw </text:h>
      <text:list text:style-name="L7">
        <text:list-item>
          <text:p text:style-name="P27">Reviens au dessin réalisé à l'aide du logiciel OpenOffice.org Draw. </text:p>
        </text:list-item>
        <text:list-item>
          <text:p text:style-name="P27">Supprime les lignes représentant les connexions entre les appareils. </text:p>
        </text:list-item>
        <text:list-item>
          <text:p text:style-name="P7">Utilise les flèches orientées pour représenter le sens dans lequel circulent les informations. </text:p>
        </text:list-item>
      </text:list>
      <text:p text:style-name="Text_20_body">Organise ton dessin de manière que les flèches ne se coupent pas. Réfléchis bien à la meilleure disposition.</text:p>
      <text:list text:style-name="L8">
        <text:list-item>
          <text:p text:style-name="P29">Entoure le "centre nerveux" de l'ordinateur d'un cercle assez épais. Comment le reconnais-tu? </text:p>
        </text:list-item>
        <text:list-item>
          <text:p text:style-name="P8">Enregistre régulièrement le document sous le nom <text:span text:style-name="Strong_20_Emphasis">peripherique2.odg</text:span>. </text:p>
        </text:list-item>
      </text:list>
      <text:h text:style-name="Heading_20_2" text:outline-level="2" text:is-list-header="true">Notion de périphérique </text:h>
      <text:p text:style-name="Text_20_body">Dans la station de jeux, tous les accessoires sont disposés "autour" de la console. C'est la même disposition que celle d'un boulevard périphérique autour d'une ville. </text:p>
      <text:list text:style-name="L9">
        <text:list-item>
          <text:p text:style-name="P9"><draw:frame draw:style-name="fr2" draw:name="Hifi" text:anchor-type="paragraph" svg:x="9.11cm" svg:y="1.305cm" svg:width="7.729cm" svg:height="7.729cm" draw:z-index="89"><draw:image xlink:href="http://info.sio2.be/infobase/1/images/gamestation2.gif" xlink:type="simple" xlink:show="embed" xlink:actuate="onLoad"/><svg:desc>Chaîne Hi-fi</svg:desc></draw:frame>Déplace la souris sur la zone des périphériques sur le schéma ci-dessous. Attends quelques instants l'apparition de la confirmation que tu as bien désigné la zone des périphériques. </text:p>
        </text:list-item>
      </text:list>
      <text:p text:style-name="P3"><text:bookmark text:name="Hifi"/><text:s/></text:p>
      <text:p text:style-name="Text_20_body"><text:soft-page-break/>Ca me rappelle la fois où j'ai passé deux heures dans un embouteillage sur le périphérique de Paris. </text:p>
      <text:p text:style-name="Text_20_body">C'est exactement cela : le périphérique (parisien) fait le tour de la ville. </text:p>
      <text:p text:style-name="Text_20_body">Dans un système informatique, un périphérique est :<text:line-break/><draw:control text:anchor-type="as-char" draw:z-index="12" draw:style-name="gr1" draw:text-style-name="P42" svg:width="0.343cm" svg:height="0.343cm" draw:control="control8"/> Un appareil qu'il faut disposer sur un boulevard.<text:line-break/><draw:control text:anchor-type="as-char" draw:z-index="13" draw:style-name="gr1" draw:text-style-name="P42" svg:width="0.343cm" svg:height="0.343cm" draw:control="control9"/> Un des appareils reliés au " centre nerveux ".<text:line-break/><draw:control text:anchor-type="as-char" draw:z-index="14" draw:style-name="gr1" draw:text-style-name="P42" svg:width="0.343cm" svg:height="0.343cm" draw:control="control10"/> Le " centre nerveux " de l'ordinateur.<text:line-break/><draw:control text:anchor-type="as-char" draw:z-index="15" draw:style-name="gr1" draw:text-style-name="P42" svg:width="0.343cm" svg:height="0.343cm" draw:control="control11"/> Une manette vibrante. </text:p>
      <text:h text:style-name="Heading_20_2" text:outline-level="2" text:is-list-header="true">Les périphériques informatiques</text:h>
      <text:p text:style-name="Text_20_body">Dans un système informatique, les périphériques sont tous les appareils qui sont reliés à la console. Ils peuvent lui fournir des informations ou en recevoir.</text:p>
      <text:p text:style-name="Text_20_body">Il existe trois grandes sortes de périphériques :</text:p>
      <text:list text:style-name="L10">
        <text:list-item>
          <text:p text:style-name="P30"><text:span text:style-name="Strong_20_Emphasis">les périphériques d'entrée</text:span> : ils permettent à l'utilisateur de fournir des informations au " centre nerveux " ; </text:p>
        </text:list-item>
        <text:list-item>
          <text:p text:style-name="P30"><text:span text:style-name="Strong_20_Emphasis">les périphériques de sortie</text:span> : ils permettent à l'utilisateur de recevoir des informations venant du " centre nerveux " ; </text:p>
        </text:list-item>
        <text:list-item>
          <text:p text:style-name="P10">de plus, certains périphériques sont capables de recevoir des informations venant du " centre nerveux " mais aussi de lui envoyer des informations ; on parle alors de <text:span text:style-name="Strong_20_Emphasis">périphériques d'entrée/sortie</text:span>. </text:p>
        </text:list-item>
      </text:list>
      <text:p text:style-name="Text_20_body">Lorsqu'une information provenant du " centre nerveux " est envoyée vers un périphérique, elle arrive à :<text:line-break/><draw:control text:anchor-type="as-char" draw:z-index="16" draw:style-name="gr1" draw:text-style-name="P42" svg:width="0.343cm" svg:height="0.343cm" draw:control="control12"/> un périphérique d'entrée<text:line-break/><draw:control text:anchor-type="as-char" draw:z-index="17" draw:style-name="gr1" draw:text-style-name="P42" svg:width="0.343cm" svg:height="0.343cm" draw:control="control13"/> un périphérique de sortie </text:p>
      <text:p text:style-name="Text_20_body">Lorsqu'une information venant du " monde extérieur " est transmise vers le "centre nerveux" de l'ordinateur, elle est captée par :<text:line-break/><draw:control text:anchor-type="as-char" draw:z-index="18" draw:style-name="gr1" draw:text-style-name="P42" svg:width="0.343cm" svg:height="0.343cm" draw:control="control14"/> un périphérique d'entrée<text:line-break/><draw:control text:anchor-type="as-char" draw:z-index="19" draw:style-name="gr1" draw:text-style-name="P42" svg:width="0.343cm" svg:height="0.343cm" draw:control="control15"/> un périphérique de sortie </text:p>
      <text:h text:style-name="Heading_20_2" text:outline-level="2" text:is-list-header="true">Les périphériques informatiques</text:h>
      <text:p text:style-name="Text_20_body">Parmi les exemples suivants, coche convenablement les cases pour indiquer ceux qui correspondent à des périphériques d'entrée, des périphériques de sortie et des périphériques d'entrée/sortie. </text:p>
      <text:p text:style-name="P39">Le premier exemple est déjà coché. Si tu ne connais pas le périphérique indiqué, tu peux cocher la case de la colonne " Je passe ". Tu peux passer, au maximum, quatre fois.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h text:style-name="Heading_20_4" text:outline-level="4" text:is-list-header="true">Périphérique</text:h>
          </table:table-cell>
          <table:table-cell table:style-name="Tableau1.A1" office:value-type="string">
            <text:h text:style-name="Heading_20_4" text:outline-level="4" text:is-list-header="true">Entrée</text:h>
          </table:table-cell>
          <table:table-cell table:style-name="Tableau1.A1" office:value-type="string">
            <text:h text:style-name="Heading_20_4" text:outline-level="4" text:is-list-header="true">Sortie </text:h>
          </table:table-cell>
          <table:table-cell table:style-name="Tableau1.D1" office:value-type="string">
            <text:h text:style-name="Heading_20_4" text:outline-level="4" text:is-list-header="true">Je passe</text:h>
          </table:table-cell>
        </table:table-row>
        <table:table-row>
          <table:table-cell table:style-name="Tableau1.A2" office:value-type="string">
            <text:p text:style-name="Table_20_Contents">clavier</text:p>
          </table:table-cell>
          <table:table-cell table:style-name="Tableau1.A2" office:value-type="string">
            <text:p text:style-name="Table_20_Contents"><draw:control text:anchor-type="as-char" draw:z-index="20" draw:style-name="gr1" draw:text-style-name="P42" svg:width="0.343cm" svg:height="0.343cm" draw:control="control16"/> </text:p>
          </table:table-cell>
          <table:table-cell table:style-name="Tableau1.A2" office:value-type="string">
            <text:p text:style-name="Table_20_Contents"><draw:control text:anchor-type="as-char" draw:z-index="21" draw:style-name="gr1" draw:text-style-name="P42" svg:width="0.343cm" svg:height="0.343cm" draw:control="control17"/> </text:p>
          </table:table-cell>
          <table:table-cell table:style-name="Tableau1.D2" office:value-type="string">
            <text:p text:style-name="Table_20_Contents"><draw:control text:anchor-type="as-char" draw:z-index="22" draw:style-name="gr1" draw:text-style-name="P42" svg:width="0.343cm" svg:height="0.343cm" draw:control="control18"/> </text:p>
          </table:table-cell>
        </table:table-row>
        <table:table-row>
          <table:table-cell table:style-name="Tableau1.A2" office:value-type="string">
            <text:p text:style-name="Table_20_Contents">écran </text:p>
          </table:table-cell>
          <table:table-cell table:style-name="Tableau1.A2" office:value-type="string">
            <text:p text:style-name="Table_20_Contents"><draw:control text:anchor-type="as-char" draw:z-index="23" draw:style-name="gr1" draw:text-style-name="P42" svg:width="0.343cm" svg:height="0.343cm" draw:control="control19"/> </text:p>
          </table:table-cell>
          <table:table-cell table:style-name="Tableau1.A2" office:value-type="string">
            <text:p text:style-name="Table_20_Contents"><draw:control text:anchor-type="as-char" draw:z-index="24" draw:style-name="gr1" draw:text-style-name="P42" svg:width="0.343cm" svg:height="0.343cm" draw:control="control20"/> </text:p>
          </table:table-cell>
          <table:table-cell table:style-name="Tableau1.D2" office:value-type="string">
            <text:p text:style-name="Table_20_Contents"><draw:control text:anchor-type="as-char" draw:z-index="25" draw:style-name="gr1" draw:text-style-name="P42" svg:width="0.343cm" svg:height="0.343cm" draw:control="control21"/> </text:p>
          </table:table-cell>
        </table:table-row>
        <table:table-row>
          <table:table-cell table:style-name="Tableau1.A2" office:value-type="string">
            <text:p text:style-name="Table_20_Contents">souris </text:p>
          </table:table-cell>
          <table:table-cell table:style-name="Tableau1.A2" office:value-type="string">
            <text:p text:style-name="Table_20_Contents"><draw:control text:anchor-type="as-char" draw:z-index="26" draw:style-name="gr1" draw:text-style-name="P42" svg:width="0.343cm" svg:height="0.343cm" draw:control="control22"/> </text:p>
          </table:table-cell>
          <table:table-cell table:style-name="Tableau1.A2" office:value-type="string">
            <text:p text:style-name="Table_20_Contents"><draw:control text:anchor-type="as-char" draw:z-index="27" draw:style-name="gr1" draw:text-style-name="P42" svg:width="0.343cm" svg:height="0.343cm" draw:control="control23"/> </text:p>
          </table:table-cell>
          <table:table-cell table:style-name="Tableau1.D2" office:value-type="string">
            <text:p text:style-name="Table_20_Contents"><draw:control text:anchor-type="as-char" draw:z-index="28" draw:style-name="gr1" draw:text-style-name="P42" svg:width="0.343cm" svg:height="0.343cm" draw:control="control24"/> </text:p>
          </table:table-cell>
        </table:table-row>
        <table:table-row>
          <table:table-cell table:style-name="Tableau1.A2" office:value-type="string">
            <text:p text:style-name="Table_20_Contents">imprimante </text:p>
          </table:table-cell>
          <table:table-cell table:style-name="Tableau1.A2" office:value-type="string">
            <text:p text:style-name="Table_20_Contents"><draw:control text:anchor-type="as-char" draw:z-index="29" draw:style-name="gr1" draw:text-style-name="P42" svg:width="0.343cm" svg:height="0.343cm" draw:control="control25"/> </text:p>
          </table:table-cell>
          <table:table-cell table:style-name="Tableau1.A2" office:value-type="string">
            <text:p text:style-name="Table_20_Contents"><draw:control text:anchor-type="as-char" draw:z-index="30" draw:style-name="gr1" draw:text-style-name="P42" svg:width="0.343cm" svg:height="0.343cm" draw:control="control26"/> </text:p>
          </table:table-cell>
          <table:table-cell table:style-name="Tableau1.D2" office:value-type="string">
            <text:p text:style-name="Table_20_Contents"><draw:control text:anchor-type="as-char" draw:z-index="31" draw:style-name="gr1" draw:text-style-name="P42" svg:width="0.343cm" svg:height="0.343cm" draw:control="control27"/> </text:p>
          </table:table-cell>
        </table:table-row>
        <table:table-row>
          <table:table-cell table:style-name="Tableau1.A2" office:value-type="string">
            <text:p text:style-name="Table_20_Contents">lecteur de codes à barres</text:p>
          </table:table-cell>
          <table:table-cell table:style-name="Tableau1.A2" office:value-type="string">
            <text:p text:style-name="Table_20_Contents"><draw:control text:anchor-type="as-char" draw:z-index="32" draw:style-name="gr1" draw:text-style-name="P42" svg:width="0.343cm" svg:height="0.343cm" draw:control="control28"/> </text:p>
          </table:table-cell>
          <table:table-cell table:style-name="Tableau1.A2" office:value-type="string">
            <text:p text:style-name="Table_20_Contents"><draw:control text:anchor-type="as-char" draw:z-index="33" draw:style-name="gr1" draw:text-style-name="P42" svg:width="0.343cm" svg:height="0.343cm" draw:control="control29"/> </text:p>
          </table:table-cell>
          <table:table-cell table:style-name="Tableau1.D2" office:value-type="string">
            <text:p text:style-name="Table_20_Contents"><draw:control text:anchor-type="as-char" draw:z-index="34" draw:style-name="gr1" draw:text-style-name="P42" svg:width="0.343cm" svg:height="0.343cm" draw:control="control30"/> </text:p>
          </table:table-cell>
        </table:table-row>
        <table:table-row>
          <table:table-cell table:style-name="Tableau1.A7" office:value-type="string">
            <text:p text:style-name="Table_20_Contents">modem</text:p>
          </table:table-cell>
          <table:table-cell table:style-name="Tableau1.A2" office:value-type="string">
            <text:p text:style-name="Table_20_Contents"><draw:control text:anchor-type="as-char" draw:z-index="35" draw:style-name="gr1" draw:text-style-name="P42" svg:width="0.343cm" svg:height="0.343cm" draw:control="control31"/> </text:p>
          </table:table-cell>
          <table:table-cell table:style-name="Tableau1.A2" office:value-type="string">
            <text:p text:style-name="Table_20_Contents"><draw:control text:anchor-type="as-char" draw:z-index="36" draw:style-name="gr1" draw:text-style-name="P42" svg:width="0.343cm" svg:height="0.343cm" draw:control="control32"/> </text:p>
          </table:table-cell>
          <table:table-cell table:style-name="Tableau1.D2" office:value-type="string">
            <text:p text:style-name="Table_20_Contents"><draw:control text:anchor-type="as-char" draw:z-index="37" draw:style-name="gr1" draw:text-style-name="P42" svg:width="0.343cm" svg:height="0.343cm" draw:control="control33"/> </text:p>
          </table:table-cell>
        </table:table-row>
        <table:table-row>
          <table:table-cell table:style-name="Tableau1.A2" office:value-type="string">
            <text:p text:style-name="Table_20_Contents">caméra ou appareil photo digital</text:p>
          </table:table-cell>
          <table:table-cell table:style-name="Tableau1.A2" office:value-type="string">
            <text:p text:style-name="Table_20_Contents"><draw:control text:anchor-type="as-char" draw:z-index="38" draw:style-name="gr1" draw:text-style-name="P42" svg:width="0.343cm" svg:height="0.343cm" draw:control="control34"/> </text:p>
          </table:table-cell>
          <table:table-cell table:style-name="Tableau1.A2" office:value-type="string">
            <text:p text:style-name="Table_20_Contents"><draw:control text:anchor-type="as-char" draw:z-index="39" draw:style-name="gr1" draw:text-style-name="P42" svg:width="0.343cm" svg:height="0.343cm" draw:control="control35"/> </text:p>
          </table:table-cell>
          <table:table-cell table:style-name="Tableau1.D2" office:value-type="string">
            <text:p text:style-name="Table_20_Contents"><draw:control text:anchor-type="as-char" draw:z-index="40" draw:style-name="gr1" draw:text-style-name="P42" svg:width="0.343cm" svg:height="0.343cm" draw:control="control36"/> </text:p>
          </table:table-cell>
        </table:table-row>
        <table:table-row>
          <table:table-cell table:style-name="Tableau1.A2" office:value-type="string">
            <text:p text:style-name="Table_20_Contents">manette de jeu</text:p>
          </table:table-cell>
          <table:table-cell table:style-name="Tableau1.A2" office:value-type="string">
            <text:p text:style-name="Table_20_Contents"><draw:control text:anchor-type="as-char" draw:z-index="41" draw:style-name="gr1" draw:text-style-name="P42" svg:width="0.343cm" svg:height="0.343cm" draw:control="control37"/> </text:p>
          </table:table-cell>
          <table:table-cell table:style-name="Tableau1.A2" office:value-type="string">
            <text:p text:style-name="Table_20_Contents"><draw:control text:anchor-type="as-char" draw:z-index="42" draw:style-name="gr1" draw:text-style-name="P42" svg:width="0.343cm" svg:height="0.343cm" draw:control="control38"/> </text:p>
          </table:table-cell>
          <table:table-cell table:style-name="Tableau1.D2" office:value-type="string">
            <text:p text:style-name="Table_20_Contents"><draw:control text:anchor-type="as-char" draw:z-index="43" draw:style-name="gr1" draw:text-style-name="P42" svg:width="0.343cm" svg:height="0.343cm" draw:control="control39"/> </text:p>
          </table:table-cell>
        </table:table-row>
        <text:soft-page-break/>
        <table:table-row>
          <table:table-cell table:style-name="Tableau1.A2" office:value-type="string">
            <text:p text:style-name="Table_20_Contents">scanner</text:p>
          </table:table-cell>
          <table:table-cell table:style-name="Tableau1.A2" office:value-type="string">
            <text:p text:style-name="Table_20_Contents"><draw:control text:anchor-type="as-char" draw:z-index="44" draw:style-name="gr1" draw:text-style-name="P42" svg:width="0.343cm" svg:height="0.343cm" draw:control="control40"/> </text:p>
          </table:table-cell>
          <table:table-cell table:style-name="Tableau1.A2" office:value-type="string">
            <text:p text:style-name="Table_20_Contents"><draw:control text:anchor-type="as-char" draw:z-index="45" draw:style-name="gr1" draw:text-style-name="P42" svg:width="0.343cm" svg:height="0.343cm" draw:control="control41"/> </text:p>
          </table:table-cell>
          <table:table-cell table:style-name="Tableau1.D2" office:value-type="string">
            <text:p text:style-name="Table_20_Contents"><draw:control text:anchor-type="as-char" draw:z-index="46" draw:style-name="gr1" draw:text-style-name="P42" svg:width="0.343cm" svg:height="0.343cm" draw:control="control42"/> </text:p>
          </table:table-cell>
        </table:table-row>
        <table:table-row>
          <table:table-cell table:style-name="Tableau1.A2" office:value-type="string">
            <text:p text:style-name="Table_20_Contents">lecteur de CD-ROM externe</text:p>
          </table:table-cell>
          <table:table-cell table:style-name="Tableau1.A2" office:value-type="string">
            <text:p text:style-name="Table_20_Contents"><draw:control text:anchor-type="as-char" draw:z-index="47" draw:style-name="gr1" draw:text-style-name="P42" svg:width="0.343cm" svg:height="0.343cm" draw:control="control43"/> </text:p>
          </table:table-cell>
          <table:table-cell table:style-name="Tableau1.A2" office:value-type="string">
            <text:p text:style-name="Table_20_Contents"><draw:control text:anchor-type="as-char" draw:z-index="48" draw:style-name="gr1" draw:text-style-name="P42" svg:width="0.343cm" svg:height="0.343cm" draw:control="control44"/> </text:p>
          </table:table-cell>
          <table:table-cell table:style-name="Tableau1.D2" office:value-type="string">
            <text:p text:style-name="Table_20_Contents"><draw:control text:anchor-type="as-char" draw:z-index="49" draw:style-name="gr1" draw:text-style-name="P42" svg:width="0.343cm" svg:height="0.343cm" draw:control="control45"/> </text:p>
          </table:table-cell>
        </table:table-row>
        <table:table-row>
          <table:table-cell table:style-name="Tableau1.A2" office:value-type="string">
            <text:p text:style-name="Table_20_Contents">crayon optique (pour le vote électronique)</text:p>
          </table:table-cell>
          <table:table-cell table:style-name="Tableau1.A2" office:value-type="string">
            <text:p text:style-name="Table_20_Contents"><draw:control text:anchor-type="as-char" draw:z-index="50" draw:style-name="gr1" draw:text-style-name="P42" svg:width="0.343cm" svg:height="0.343cm" draw:control="control46"/> </text:p>
          </table:table-cell>
          <table:table-cell table:style-name="Tableau1.A2" office:value-type="string">
            <text:p text:style-name="Table_20_Contents"><draw:control text:anchor-type="as-char" draw:z-index="51" draw:style-name="gr1" draw:text-style-name="P42" svg:width="0.343cm" svg:height="0.343cm" draw:control="control47"/> </text:p>
          </table:table-cell>
          <table:table-cell table:style-name="Tableau1.D2" office:value-type="string">
            <text:p text:style-name="Table_20_Contents"><draw:control text:anchor-type="as-char" draw:z-index="52" draw:style-name="gr1" draw:text-style-name="P42" svg:width="0.343cm" svg:height="0.343cm" draw:control="control48"/> </text:p>
          </table:table-cell>
        </table:table-row>
        <table:table-row>
          <table:table-cell table:style-name="Tableau1.A2" office:value-type="string">
            <text:p text:style-name="Table_20_Contents">graveur de CD-ROM</text:p>
          </table:table-cell>
          <table:table-cell table:style-name="Tableau1.A2" office:value-type="string">
            <text:p text:style-name="Table_20_Contents"><draw:control text:anchor-type="as-char" draw:z-index="53" draw:style-name="gr1" draw:text-style-name="P42" svg:width="0.343cm" svg:height="0.343cm" draw:control="control49"/> </text:p>
          </table:table-cell>
          <table:table-cell table:style-name="Tableau1.A2" office:value-type="string">
            <text:p text:style-name="Table_20_Contents"><draw:control text:anchor-type="as-char" draw:z-index="54" draw:style-name="gr1" draw:text-style-name="P42" svg:width="0.343cm" svg:height="0.343cm" draw:control="control50"/> </text:p>
          </table:table-cell>
          <table:table-cell table:style-name="Tableau1.D2" office:value-type="string">
            <text:p text:style-name="Table_20_Contents"><draw:control text:anchor-type="as-char" draw:z-index="55" draw:style-name="gr1" draw:text-style-name="P42" svg:width="0.343cm" svg:height="0.343cm" draw:control="control51"/> </text:p>
          </table:table-cell>
        </table:table-row>
        <table:table-row>
          <table:table-cell table:style-name="Tableau1.A2" office:value-type="string">
            <text:p text:style-name="Table_20_Contents">sonde de température (station météo)</text:p>
          </table:table-cell>
          <table:table-cell table:style-name="Tableau1.A2" office:value-type="string">
            <text:p text:style-name="Table_20_Contents"><draw:control text:anchor-type="as-char" draw:z-index="56" draw:style-name="gr1" draw:text-style-name="P42" svg:width="0.343cm" svg:height="0.343cm" draw:control="control52"/> </text:p>
          </table:table-cell>
          <table:table-cell table:style-name="Tableau1.A2" office:value-type="string">
            <text:p text:style-name="Table_20_Contents"><draw:control text:anchor-type="as-char" draw:z-index="57" draw:style-name="gr1" draw:text-style-name="P42" svg:width="0.343cm" svg:height="0.343cm" draw:control="control53"/> </text:p>
          </table:table-cell>
          <table:table-cell table:style-name="Tableau1.D2" office:value-type="string">
            <text:p text:style-name="Table_20_Contents"><draw:control text:anchor-type="as-char" draw:z-index="58" draw:style-name="gr1" draw:text-style-name="P42" svg:width="0.343cm" svg:height="0.343cm" draw:control="control54"/> </text:p>
          </table:table-cell>
        </table:table-row>
        <table:table-row>
          <table:table-cell table:style-name="Tableau1.A2" office:value-type="string">
            <text:p text:style-name="Table_20_Contents">lecteur de DVD</text:p>
          </table:table-cell>
          <table:table-cell table:style-name="Tableau1.A2" office:value-type="string">
            <text:p text:style-name="Table_20_Contents"><draw:control text:anchor-type="as-char" draw:z-index="59" draw:style-name="gr1" draw:text-style-name="P42" svg:width="0.343cm" svg:height="0.343cm" draw:control="control55"/> </text:p>
          </table:table-cell>
          <table:table-cell table:style-name="Tableau1.A2" office:value-type="string">
            <text:p text:style-name="Table_20_Contents"><draw:control text:anchor-type="as-char" draw:z-index="60" draw:style-name="gr1" draw:text-style-name="P42" svg:width="0.343cm" svg:height="0.343cm" draw:control="control56"/> </text:p>
          </table:table-cell>
          <table:table-cell table:style-name="Tableau1.D2" office:value-type="string">
            <text:p text:style-name="Table_20_Contents"><draw:control text:anchor-type="as-char" draw:z-index="61" draw:style-name="gr1" draw:text-style-name="P42" svg:width="0.343cm" svg:height="0.343cm" draw:control="control57"/> </text:p>
          </table:table-cell>
        </table:table-row>
        <table:table-row>
          <table:table-cell table:style-name="Tableau1.A2" office:value-type="string">
            <text:p text:style-name="Table_20_Contents">lecteur MP3</text:p>
          </table:table-cell>
          <table:table-cell table:style-name="Tableau1.A2" office:value-type="string">
            <text:p text:style-name="Table_20_Contents"><draw:control text:anchor-type="as-char" draw:z-index="62" draw:style-name="gr1" draw:text-style-name="P42" svg:width="0.343cm" svg:height="0.343cm" draw:control="control58"/></text:p>
          </table:table-cell>
          <table:table-cell table:style-name="Tableau1.A2" office:value-type="string">
            <text:p text:style-name="Table_20_Contents"><draw:control text:anchor-type="as-char" draw:z-index="63" draw:style-name="gr1" draw:text-style-name="P42" svg:width="0.343cm" svg:height="0.343cm" draw:control="control59"/></text:p>
          </table:table-cell>
          <table:table-cell table:style-name="Tableau1.D2" office:value-type="string">
            <text:p text:style-name="Table_20_Contents"><draw:control text:anchor-type="as-char" draw:z-index="64" draw:style-name="gr1" draw:text-style-name="P42" svg:width="0.343cm" svg:height="0.343cm" draw:control="control60"/></text:p>
          </table:table-cell>
        </table:table-row>
      </table:table>
      <text:h text:style-name="Heading_20_2" text:outline-level="2" text:is-list-header="true">Conclusion</text:h>
      <text:h text:style-name="Heading_20_3" text:outline-level="3" text:is-list-header="true">Variante 1: dessin réalisé à la main</text:h>
      <text:p text:style-name="Text_20_body">Sur ton schéma symbolique de l'ordinateur réalisé précédemment</text:p>
      <text:list text:style-name="L11">
        <text:list-item>
          <text:p text:style-name="P32">indique clairement l'ensemble des périphériques </text:p>
        </text:list-item>
        <text:list-item>
          <text:p text:style-name="P11">pour chacun d'eux, note son type (entrée, sortie, entrée/sortie) </text:p>
        </text:list-item>
      </text:list>
      <text:h text:style-name="Heading_20_3" text:outline-level="3" text:is-list-header="true"><draw:frame draw:style-name="fr2" draw:name="Image14" text:anchor-type="paragraph" svg:x="13.547cm" svg:y="1.131cm" svg:width="3.175cm" svg:height="1.429cm" draw:z-index="91"><draw:image xlink:href="http://info.sio2.be/infobase/1/images/texte.png" xlink:type="simple" xlink:show="embed" xlink:actuate="onLoad"/><svg:desc>Texte</svg:desc></draw:frame>Variante 2: dessin réalisé à l'aide du logiciel OpenOffice.org Draw</text:h>
      <text:list text:style-name="L12">
        <text:list-item>
          <text:p text:style-name="P33">Reviens au dessin réalisé à l'aide du logiciel OpenOffice.org Draw et enregistré sous le nom <text:span text:style-name="Strong_20_Emphasis">peripherique2.odg</text:span>. </text:p>
        </text:list-item>
        <text:list-item>
          <text:p text:style-name="P12"><draw:frame draw:style-name="fr2" draw:name="Image15" text:anchor-type="paragraph" svg:x="14.672cm" svg:y="0.007cm" svg:width="2.117cm" svg:height="1.508cm" draw:z-index="90"><draw:image xlink:href="http://info.sio2.be/infobase/1/images/entree.png" xlink:type="simple" xlink:show="embed" xlink:actuate="onLoad"/><svg:desc>Entrée</svg:desc></draw:frame>A l'aide de l'outil de texte, indique pour chaque périphérique le type auquel il appartient (entrée, sortie, entrée/sortie). </text:p>
        </text:list-item>
      </text:list>
      <text:p text:style-name="P3"/>
      <text:h text:style-name="Heading_20_2" text:outline-level="2" text:is-list-header="true">Synthèse </text:h>
      <text:p text:style-name="Text_20_body">Le schéma ci-dessous représente une chaîne hi-fi constituée de différents appareils. </text:p>
      <text:list text:style-name="L13">
        <text:list-item>
          <text:p text:style-name="P34">Répond mentalement aux questions suivantes: </text:p>
          <text:list>
            <text:list-item>
              <text:p text:style-name="P34">Peut-on dire qu'il s'agit d'une représentation symbolique?  </text:p>
            </text:list-item>
            <text:list-item>
              <text:p text:style-name="P34">Pourquoi? </text:p>
            </text:list-item>
          </text:list>
        </text:list-item>
        <text:list-item>
          <text:p text:style-name="P34">Dans les différents éléments qui constituent cette chaîne, détermine mentalement ceux qui pourraient être appelés " périphériques ". </text:p>
        </text:list-item>
        <text:list-item>
          <text:p text:style-name="P13">Pour chacun d'eux, détermine s'il s'agit d'un périphérique d'entrée (E) ou de sortie (S) en cochant la case correspondante. Pour les périphériques d'entrée/sortie, coche les deux cases (E et S).<text:line-break/>Laisse un blanc s'il ne s'agit pas d'un périphérique. </text:p>
        </text:list-item>
      </text:list>
      <text:p text:style-name="Text_20_body">Représentation symbolique? Ca me dit bien quelque chose... </text:p>
      <text:p text:style-name="Text_20_body"><draw:frame draw:style-name="fr2" draw:name="Image16" text:anchor-type="paragraph" svg:x="6.978cm" svg:y="0.138cm" svg:width="9.744cm" svg:height="6.542cm" draw:z-index="92"><draw:image xlink:href="http://info.sio2.be/infobase/1/images/hifi.gif" xlink:type="simple" xlink:show="embed" xlink:actuate="onLoad"/><svg:desc>Chaîne Hi-fi</svg:desc></draw:frame>Effectivement, la notion a été abordée dans <text:a xlink:type="simple" xlink:href="http://info.sio2.be/infobase/1/2.php">une page précédente</text:a>. 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Table_20_Contents">  </text:p>
          </table:table-cell>
          <table:table-cell table:style-name="Tableau2.A1" office:value-type="string">
            <text:p text:style-name="P41">E </text:p>
          </table:table-cell>
          <table:table-cell table:style-name="Tableau2.A1" office:value-type="string">
            <text:p text:style-name="P41">S </text:p>
          </table:table-cell>
        </table:table-row>
        <table:table-row>
          <table:table-cell table:style-name="Tableau2.A1" office:value-type="string">
            <text:p text:style-name="Table_20_Contents">Écouteurs </text:p>
          </table:table-cell>
          <table:table-cell table:style-name="Tableau2.A1" office:value-type="string">
            <text:p text:style-name="P41"><draw:control text:anchor-type="as-char" draw:z-index="65" draw:style-name="gr1" draw:text-style-name="P42" svg:width="0.343cm" svg:height="0.343cm" draw:control="control61"/> </text:p>
          </table:table-cell>
          <table:table-cell table:style-name="Tableau2.A1" office:value-type="string">
            <text:p text:style-name="P41"><draw:control text:anchor-type="as-char" draw:z-index="66" draw:style-name="gr1" draw:text-style-name="P42" svg:width="0.343cm" svg:height="0.343cm" draw:control="control62"/> </text:p>
          </table:table-cell>
        </table:table-row>
        <table:table-row>
          <table:table-cell table:style-name="Tableau2.A1" office:value-type="string">
            <text:p text:style-name="Table_20_Contents">Baffle gauche </text:p>
          </table:table-cell>
          <table:table-cell table:style-name="Tableau2.A1" office:value-type="string">
            <text:p text:style-name="P41"><draw:control text:anchor-type="as-char" draw:z-index="67" draw:style-name="gr1" draw:text-style-name="P42" svg:width="0.343cm" svg:height="0.343cm" draw:control="control63"/> </text:p>
          </table:table-cell>
          <table:table-cell table:style-name="Tableau2.A1" office:value-type="string">
            <text:p text:style-name="P41"><draw:control text:anchor-type="as-char" draw:z-index="68" draw:style-name="gr1" draw:text-style-name="P42" svg:width="0.343cm" svg:height="0.343cm" draw:control="control64"/> </text:p>
          </table:table-cell>
        </table:table-row>
        <table:table-row>
          <table:table-cell table:style-name="Tableau2.A1" office:value-type="string">
            <text:p text:style-name="Table_20_Contents">Baffle droit </text:p>
          </table:table-cell>
          <table:table-cell table:style-name="Tableau2.A1" office:value-type="string">
            <text:p text:style-name="P41"><draw:control text:anchor-type="as-char" draw:z-index="69" draw:style-name="gr1" draw:text-style-name="P42" svg:width="0.343cm" svg:height="0.343cm" draw:control="control65"/> </text:p>
          </table:table-cell>
          <table:table-cell table:style-name="Tableau2.A1" office:value-type="string">
            <text:p text:style-name="P41"><draw:control text:anchor-type="as-char" draw:z-index="70" draw:style-name="gr1" draw:text-style-name="P42" svg:width="0.343cm" svg:height="0.343cm" draw:control="control66"/> </text:p>
          </table:table-cell>
        </table:table-row>
        <table:table-row>
          <table:table-cell table:style-name="Tableau2.A1" office:value-type="string">
            <text:p text:style-name="Table_20_Contents">Micro </text:p>
          </table:table-cell>
          <table:table-cell table:style-name="Tableau2.A1" office:value-type="string">
            <text:p text:style-name="P41"><draw:control text:anchor-type="as-char" draw:z-index="71" draw:style-name="gr1" draw:text-style-name="P42" svg:width="0.343cm" svg:height="0.343cm" draw:control="control67"/> </text:p>
          </table:table-cell>
          <table:table-cell table:style-name="Tableau2.A1" office:value-type="string">
            <text:p text:style-name="P41"><draw:control text:anchor-type="as-char" draw:z-index="72" draw:style-name="gr1" draw:text-style-name="P42" svg:width="0.343cm" svg:height="0.343cm" draw:control="control68"/> </text:p>
          </table:table-cell>
        </table:table-row>
        <table:table-row>
          <table:table-cell table:style-name="Tableau2.A1" office:value-type="string">
            <text:p text:style-name="Table_20_Contents">Amplificateur </text:p>
          </table:table-cell>
          <table:table-cell table:style-name="Tableau2.A1" office:value-type="string">
            <text:p text:style-name="P41"><draw:control text:anchor-type="as-char" draw:z-index="73" draw:style-name="gr1" draw:text-style-name="P42" svg:width="0.343cm" svg:height="0.343cm" draw:control="control69"/> </text:p>
          </table:table-cell>
          <table:table-cell table:style-name="Tableau2.A1" office:value-type="string">
            <text:p text:style-name="P41"><draw:control text:anchor-type="as-char" draw:z-index="74" draw:style-name="gr1" draw:text-style-name="P42" svg:width="0.343cm" svg:height="0.343cm" draw:control="control70"/> </text:p>
          </table:table-cell>
        </table:table-row>
        <table:table-row>
          <table:table-cell table:style-name="Tableau2.A1" office:value-type="string">
            <text:p text:style-name="Table_20_Contents">Lecteur CD </text:p>
          </table:table-cell>
          <table:table-cell table:style-name="Tableau2.A1" office:value-type="string">
            <text:p text:style-name="P41"><draw:control text:anchor-type="as-char" draw:z-index="75" draw:style-name="gr1" draw:text-style-name="P42" svg:width="0.343cm" svg:height="0.343cm" draw:control="control71"/> </text:p>
          </table:table-cell>
          <table:table-cell table:style-name="Tableau2.A1" office:value-type="string">
            <text:p text:style-name="P41"><draw:control text:anchor-type="as-char" draw:z-index="76" draw:style-name="gr1" draw:text-style-name="P42" svg:width="0.343cm" svg:height="0.343cm" draw:control="control72"/> </text:p>
          </table:table-cell>
        </table:table-row>
        <table:table-row>
          <table:table-cell table:style-name="Tableau2.A1" office:value-type="string">
            <text:p text:style-name="Table_20_Contents">Tuner radio </text:p>
          </table:table-cell>
          <table:table-cell table:style-name="Tableau2.A1" office:value-type="string">
            <text:p text:style-name="P41"><draw:control text:anchor-type="as-char" draw:z-index="77" draw:style-name="gr1" draw:text-style-name="P42" svg:width="0.343cm" svg:height="0.343cm" draw:control="control73"/> </text:p>
          </table:table-cell>
          <table:table-cell table:style-name="Tableau2.A1" office:value-type="string">
            <text:p text:style-name="P41"><draw:control text:anchor-type="as-char" draw:z-index="78" draw:style-name="gr1" draw:text-style-name="P42" svg:width="0.343cm" svg:height="0.343cm" draw:control="control74"/> </text:p>
          </table:table-cell>
        </table:table-row>
        <table:table-row>
          <table:table-cell table:style-name="Tableau2.A1" office:value-type="string">
            <text:p text:style-name="Table_20_Contents">Cassette </text:p>
          </table:table-cell>
          <table:table-cell table:style-name="Tableau2.A1" office:value-type="string">
            <text:p text:style-name="P41"><draw:control text:anchor-type="as-char" draw:z-index="79" draw:style-name="gr1" draw:text-style-name="P42" svg:width="0.343cm" svg:height="0.343cm" draw:control="control75"/> </text:p>
          </table:table-cell>
          <table:table-cell table:style-name="Tableau2.A1" office:value-type="string">
            <text:p text:style-name="P41"><draw:control text:anchor-type="as-char" draw:z-index="80" draw:style-name="gr1" draw:text-style-name="P42" svg:width="0.343cm" svg:height="0.343cm" draw:control="control76"/> </text:p>
          </table:table-cell>
        </table:table-row>
      </table:table>
      <text:p text:style-name="Text_20_body"><text:soft-page-break/><text:s/></text:p>
      <text:list text:style-name="L14">
        <text:list-item>
          <text:p text:style-name="P38">Dans le cadre suivant, supprime la mention " est " ou " n'est pas " entre des crochets, afin d'en faire une phrase correcte </text:p>
        </text:list-item>
        <text:list-item>
          <text:p text:style-name="P14">Complète ensuite la phrase en quelques mots. Veille à utiliser une orthographe parfaite. </text:p>
        </text:list-item>
      </text:list>
      <text:p text:style-name="Text_20_body">Si nécessaire, n'hésite pas à aller revoir la signification de l'expression "représentation symbolique", dans les pages précédentes. </text:p>
      <text:p text:style-name="P40">Ce schéma [ est/n'est pas ] une représentation symbolique parce que</text:p>
      <text:p text:style-name="P40"/>
      <text:p text:style-name="P40"/>
      <text:p text:style-name="P3"><text:s text:c="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Roman No9 L" svg:font-family="'Nimbus Roman No9 L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BE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Vera Sans" fo:font-size="10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style:font-name="Nimbus Roman No9 L" fo:font-size="18pt" fo:font-weight="normal" style:font-name-asian="DejaVu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2pt" fo:font-weight="normal" style:font-name-asian="DejaVuSan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DejaVuSans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yves</meta:initial-creator>
    <meta:creation-date>2007-11-14T07:53:02</meta:creation-date>
    <dc:creator>yves</dc:creator>
    <dc:date>2007-11-14T08:04:15</dc:date>
    <meta:editing-cycles>1</meta:editing-cycles>
    <meta:editing-duration>PT11M14S</meta:editing-duration>
    <meta:user-defined meta:name="Info 1"/>
    <meta:user-defined meta:name="Info 2"/>
    <meta:user-defined meta:name="Info 3"/>
    <meta:user-defined meta:name="Info 4"/>
    <meta:document-statistic meta:table-count="2" meta:image-count="17" meta:object-count="0" meta:page-count="6" meta:paragraph-count="183" meta:word-count="1338" meta:character-count="8981"/>
  </office:meta>
</office:document-meta>
</file>